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isiete</text:span></text:span><text:span text:style-name="Fuente_20_de_20_párrafo_20_predeter."><text:span text:style-name="T14"> </text:span></text:span><text:span text:style-name="Fuente_20_de_20_párrafo_20_predeter."><text:span text:style-name="T16">(27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actuando en su caracter de </text:span></text:span><text:span text:style-name="Fuente_20_de_20_párrafo_20_predeter."><text:span text:style-name="T3">JEFE DE LA DIVISIÓN DE ADMINISTRACIóN Y TESORERIA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E GREGORIO FIGUERA MAR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4424783</text:span></text:span><text:span text:style-name="Fuente_20_de_20_párrafo_20_predeter."><text:span text:style-name="T4">,actuando en su carácter de </text:span></text:span><text:span text:style-name="Fuente_20_de_20_párrafo_20_predeter."><text:span text:style-name="T3">ASISTENTE CORPORATIVO 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isiete </text:span></text:span><text:span text:style-name="Fuente_20_de_20_párrafo_20_predeter."><text:span text:style-name="T20">(27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UTILES DE ESCRITORIO, OFICINA Y MATERIALES DE INSTRUCCIÃN-SELLO DE CAUCHO RECTANGULAR 4.5 CM X 9.5 CM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9.0000</text:p>
          </table:table-cell>
          <table:table-cell table:style-name="Tabla2.A1" office:value-type="string">
            <text:p text:style-name="P17">UTILES DE ESCRITORIO, OFICINA Y MATERIALES DE INSTRUCCIÃN-SELLO DE CAUCHO REDONDO DE 3 CM DE DIÃMETRO</text:p>
            <text:p text:style-name="P17">Observación: </text:p>
          </table:table-cell>
          <table:table-cell table:style-name="Tabla2.C1" office:value-type="string">
            <text:p text:style-name="P19">29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9.0000</text:p>
          </table:table-cell>
          <table:table-cell table:style-name="Tabla2.A1" office:value-type="string">
            <text:p text:style-name="P17">UTILES DE ESCRITORIO, OFICINA Y MATERIALES DE INSTRUCCIÃN-SELLO DE CAUCHO REDONDO DE 3.5 CM DE DIÃMETRO</text:p>
            <text:p text:style-name="P17">Observación: </text:p>
          </table:table-cell>
          <table:table-cell table:style-name="Tabla2.C1" office:value-type="string">
            <text:p text:style-name="P19">9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.0000</text:p>
          </table:table-cell>
          <table:table-cell table:style-name="Tabla2.A1" office:value-type="string">
            <text:p text:style-name="P17">UTILES DE ESCRITORIO, OFICINA Y MATERIALES DE INSTRUCCIÃN-SELLO DE CAUCHO REDONDO DE 4 CM DE DIÃMETRO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UTILES DE ESCRITORIO, OFICINA Y MATERIALES DE INSTRUCCIÃN-SELLO DE CAUCHO RECTANGULAR DE 4.0 CM X 6.0 CM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UTILES DE ESCRITORIO, OFICINA Y MATERIALES DE INSTRUCCIÃN-SELLO DE CAUCHO RECTANGULAR 2.5 CM X 4.5 CM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UTILES DE ESCRITORIO, OFICINA Y MATERIALES DE INSTRUCCIÃN-SELLO DE CAUCHO RECTANGULAR DE RECIBIDO 3.0 CM X 5.0 CM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TALLER DE EQUIPOS PARA OFICIN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isiet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RENA CAROLINA SALAS VÁSQUEZ</text:p>
            <text:p text:style-name="P12">JEFE DE LA DIVISIÓN DE ADMINISTRACIóN Y TESORERIA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E GREGORIO FIGUERA MARQUEZ</text:p>
            <text:p text:style-name="P12">ASISTENTE CORPORATIVO 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